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4ce0b" officeooo:paragraph-rsid="050358b9"/>
    </style:style>
    <style:style style:name="P4" style:family="paragraph" style:parent-style-name="Text_20_body">
      <style:text-properties officeooo:rsid="04c4ce0b" officeooo:paragraph-rsid="05273eec"/>
    </style:style>
    <style:style style:name="P5" style:family="paragraph" style:parent-style-name="Text_20_body">
      <style:text-properties officeooo:rsid="0430122d" officeooo:paragraph-rsid="050358b9"/>
    </style:style>
    <style:style style:name="P6" style:family="paragraph" style:parent-style-name="Text_20_body">
      <style:text-properties fo:font-weight="normal" officeooo:rsid="045d2bf9" officeooo:paragraph-rsid="050358b9" style:font-weight-asian="normal" style:font-weight-complex="normal"/>
    </style:style>
    <style:style style:name="P7" style:family="paragraph" style:parent-style-name="Text_20_body">
      <style:text-properties fo:font-weight="normal" officeooo:rsid="052df568" officeooo:paragraph-rsid="050358b9" style:font-weight-asian="normal" style:font-weight-complex="normal"/>
    </style:style>
    <style:style style:name="P8" style:family="paragraph" style:parent-style-name="Text_20_body">
      <style:text-properties officeooo:rsid="051bf94a" officeooo:paragraph-rsid="051bf94a"/>
    </style:style>
    <style:style style:name="P9" style:family="paragraph" style:parent-style-name="Text_20_body">
      <style:text-properties officeooo:rsid="052989c2" officeooo:paragraph-rsid="052989c2"/>
    </style:style>
    <style:style style:name="P10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50358b9" style:font-weight-asian="normal" style:font-weight-complex="normal"/>
    </style:style>
    <style:style style:name="P11" style:family="paragraph" style:parent-style-name="Text_20_body">
      <style:paragraph-properties fo:text-align="start" style:justify-single-word="false" style:writing-mode="lr-tb"/>
      <style:text-properties fo:font-weight="normal" officeooo:rsid="051bf94a" officeooo:paragraph-rsid="051bf94a" style:font-weight-asian="normal" style:font-weight-complex="normal"/>
    </style:style>
    <style:style style:name="P12" style:family="paragraph" style:parent-style-name="Text_20_body">
      <style:paragraph-properties fo:text-align="start" style:justify-single-word="false" style:writing-mode="lr-tb"/>
      <style:text-properties fo:font-weight="normal" officeooo:rsid="051d9dfc" officeooo:paragraph-rsid="051d9dfc" style:font-weight-asian="normal" style:font-weight-complex="normal"/>
    </style:style>
    <style:style style:name="P13" style:family="paragraph" style:parent-style-name="Text_20_body">
      <style:paragraph-properties fo:text-align="start" style:justify-single-word="false" style:writing-mode="lr-tb"/>
      <style:text-properties fo:font-weight="normal" officeooo:rsid="051f4223" officeooo:paragraph-rsid="051f4223" style:font-weight-asian="normal" style:font-weight-complex="normal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rsid="051d9dfc" officeooo:paragraph-rsid="051f4223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520bb81" officeooo:paragraph-rsid="0520bb81"/>
    </style:style>
    <style:style style:name="P16" style:family="paragraph" style:parent-style-name="Heading_20_2">
      <style:text-properties officeooo:rsid="04ddc81c" officeooo:paragraph-rsid="050358b9"/>
    </style:style>
    <style:style style:name="P17" style:family="paragraph" style:parent-style-name="Heading_20_2">
      <style:text-properties fo:font-weight="normal" officeooo:rsid="04d44b4b" officeooo:paragraph-rsid="050358b9" style:font-weight-asian="normal" style:font-weight-complex="normal"/>
    </style:style>
    <style:style style:name="P18" style:family="paragraph" style:parent-style-name="Heading_20_2">
      <style:text-properties fo:font-weight="normal" officeooo:rsid="04d01e1e" officeooo:paragraph-rsid="050358b9" style:font-weight-asian="normal" style:font-weight-complex="normal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51d9dfc" officeooo:paragraph-rsid="051d9dfc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51f4223" officeooo:paragraph-rsid="051f4223"/>
    </style:style>
    <style:style style:name="P21" style:family="paragraph" style:parent-style-name="Text_20_body">
      <style:paragraph-properties fo:text-align="end" style:justify-single-word="false" style:writing-mode="rl-tb"/>
      <style:text-properties fo:font-weight="normal" officeooo:rsid="051bf94a" officeooo:paragraph-rsid="051bf94a" style:font-weight-asian="normal" style:font-weight-complex="normal"/>
    </style:style>
    <style:style style:name="P22" style:family="paragraph" style:parent-style-name="Text_20_body">
      <style:paragraph-properties fo:text-align="end" style:justify-single-word="false" style:writing-mode="rl-tb"/>
      <style:text-properties fo:font-weight="normal" officeooo:rsid="051d9dfc" officeooo:paragraph-rsid="051d9dfc" style:font-weight-asian="normal" style:font-weight-complex="normal"/>
    </style:style>
    <style:style style:name="P23" style:family="paragraph" style:parent-style-name="Text_20_body">
      <style:paragraph-properties fo:text-align="end" style:justify-single-word="false" style:writing-mode="rl-tb"/>
      <style:text-properties fo:font-weight="normal" officeooo:rsid="051f4223" officeooo:paragraph-rsid="051f4223" style:font-weight-asian="normal" style:font-weight-complex="normal"/>
    </style:style>
    <style:style style:name="P24" style:family="paragraph" style:parent-style-name="Text_20_body" style:list-style-name="L1">
      <style:text-properties officeooo:paragraph-rsid="052989c2"/>
    </style:style>
    <style:style style:name="P25" style:family="paragraph" style:parent-style-name="Text_20_body" style:list-style-name="L1">
      <style:text-properties officeooo:rsid="052989c2" officeooo:paragraph-rsid="053cbbac"/>
    </style:style>
    <style:style style:name="P26" style:family="paragraph" style:parent-style-name="Text_20_body" style:list-style-name="L1">
      <style:text-properties officeooo:rsid="052989c2" officeooo:paragraph-rsid="052989c2"/>
    </style:style>
    <style:style style:name="P27" style:family="paragraph" style:parent-style-name="Text_20_body" style:list-style-name="L1">
      <style:text-properties officeooo:rsid="053ee270" officeooo:paragraph-rsid="053ee270"/>
    </style:style>
    <style:style style:name="P28" style:family="paragraph" style:parent-style-name="Text_20_body" style:list-style-name="L1">
      <style:text-properties fo:font-weight="normal" officeooo:rsid="0439377d" officeooo:paragraph-rsid="05325810" style:font-weight-asian="normal" style:font-weight-complex="normal"/>
    </style:style>
    <style:style style:name="P29" style:family="paragraph" style:parent-style-name="Text_20_body" style:list-style-name="L1">
      <style:text-properties fo:font-weight="normal" officeooo:rsid="043c34da" officeooo:paragraph-rsid="05325810" style:font-weight-asian="normal" style:font-weight-complex="normal"/>
    </style:style>
    <style:style style:name="P30" style:family="paragraph" style:parent-style-name="Text_20_body" style:list-style-name="L1">
      <style:text-properties officeooo:rsid="04365308" officeooo:paragraph-rsid="05325810"/>
    </style:style>
    <style:style style:name="P31" style:family="paragraph" style:parent-style-name="Text_20_body" style:list-style-name="L1">
      <style:text-properties officeooo:rsid="0535de18" officeooo:paragraph-rsid="0535de18"/>
    </style:style>
    <style:style style:name="P32" style:family="paragraph" style:parent-style-name="Heading_20_1">
      <style:text-properties officeooo:rsid="046a44d9" officeooo:paragraph-rsid="04ea5a4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869e8" style:font-weight-asian="normal" style:font-weight-complex="normal"/>
    </style:style>
    <style:style style:name="T3" style:family="text">
      <style:text-properties fo:font-weight="normal" officeooo:rsid="04460b05" style:font-weight-asian="normal" style:font-weight-complex="normal"/>
    </style:style>
    <style:style style:name="T4" style:family="text">
      <style:text-properties fo:font-weight="normal" officeooo:rsid="04566886" style:font-weight-asian="normal" style:font-weight-complex="normal"/>
    </style:style>
    <style:style style:name="T5" style:family="text">
      <style:text-properties fo:font-weight="normal" officeooo:rsid="04599ca5" style:font-weight-asian="normal" style:font-weight-complex="normal"/>
    </style:style>
    <style:style style:name="T6" style:family="text">
      <style:text-properties fo:font-weight="normal" officeooo:rsid="043e3775" style:font-weight-asian="normal" style:font-weight-complex="normal"/>
    </style:style>
    <style:style style:name="T7" style:family="text">
      <style:text-properties fo:font-weight="normal" officeooo:rsid="045dcdd8" style:font-weight-asian="normal" style:font-weight-complex="normal"/>
    </style:style>
    <style:style style:name="T8" style:family="text">
      <style:text-properties fo:font-weight="normal" officeooo:rsid="04f5cead" style:font-weight-asian="normal" style:font-weight-complex="normal"/>
    </style:style>
    <style:style style:name="T9" style:family="text">
      <style:text-properties fo:font-weight="normal" officeooo:rsid="051bf94a" style:font-weight-asian="normal" style:font-weight-complex="normal"/>
    </style:style>
    <style:style style:name="T10" style:family="text">
      <style:text-properties fo:font-weight="normal" officeooo:rsid="051f4223" style:font-weight-asian="normal" style:font-weight-complex="normal"/>
    </style:style>
    <style:style style:name="T11" style:family="text">
      <style:text-properties fo:font-weight="normal" officeooo:rsid="0520bb81" style:font-weight-asian="normal" style:font-weight-complex="normal"/>
    </style:style>
    <style:style style:name="T12" style:family="text">
      <style:text-properties fo:font-weight="normal" officeooo:rsid="0524f65e" style:font-weight-asian="normal" style:font-weight-complex="normal"/>
    </style:style>
    <style:style style:name="T13" style:family="text">
      <style:text-properties fo:font-weight="normal" officeooo:rsid="05273eec" style:font-weight-asian="normal" style:font-weight-complex="normal"/>
    </style:style>
    <style:style style:name="T14" style:family="text">
      <style:text-properties fo:font-weight="normal" officeooo:rsid="0527963b" style:font-weight-asian="normal" style:font-weight-complex="normal"/>
    </style:style>
    <style:style style:name="T15" style:family="text">
      <style:text-properties fo:font-weight="normal" officeooo:rsid="052c4a03" style:font-weight-asian="normal" style:font-weight-complex="normal"/>
    </style:style>
    <style:style style:name="T16" style:family="text">
      <style:text-properties fo:font-weight="normal" officeooo:rsid="052c587c" style:font-weight-asian="normal" style:font-weight-complex="normal"/>
    </style:style>
    <style:style style:name="T17" style:family="text">
      <style:text-properties fo:font-weight="normal" officeooo:rsid="052df568" style:font-weight-asian="normal" style:font-weight-complex="normal"/>
    </style:style>
    <style:style style:name="T18" style:family="text">
      <style:text-properties fo:font-weight="normal" officeooo:rsid="05378bd4" style:font-weight-asian="normal" style:font-weight-complex="normal"/>
    </style:style>
    <style:style style:name="T19" style:family="text">
      <style:text-properties fo:font-weight="normal" officeooo:rsid="0538b5e2" style:font-weight-asian="normal" style:font-weight-complex="normal"/>
    </style:style>
    <style:style style:name="T20" style:family="text">
      <style:text-properties fo:font-weight="normal" officeooo:rsid="0539b4fb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43e3775" style:font-weight-asian="bold" style:font-weight-complex="bold"/>
    </style:style>
    <style:style style:name="T23" style:family="text">
      <style:text-properties fo:font-weight="bold" officeooo:rsid="05287030" style:font-weight-asian="bold" style:font-weight-complex="bold"/>
    </style:style>
    <style:style style:name="T24" style:family="text">
      <style:text-properties fo:color="#000000" style:font-name="Droid Sans Mono" fo:font-size="10.5pt" fo:font-weight="normal" fo:background-color="#ffffff" loext:char-shading-value="0" style:font-weight-asian="normal" style:font-weight-complex="normal"/>
    </style:style>
    <style:style style:name="T25" style:family="text">
      <style:text-properties fo:color="#000000" style:font-name="Droid Sans Mono" fo:font-size="10.5pt" fo:font-weight="normal" officeooo:rsid="052429ef" fo:background-color="#ffffff" loext:char-shading-value="0" style:font-weight-asian="normal" style:font-weight-complex="normal"/>
    </style:style>
    <style:style style:name="T26" style:family="text">
      <style:text-properties fo:color="#000000" style:font-name="Droid Sans Mono" fo:font-size="10.5pt" fo:font-weight="normal" officeooo:rsid="052232eb" fo:background-color="#ffffff" loext:char-shading-value="0" style:font-weight-asian="normal" style:font-weight-complex="normal"/>
    </style:style>
    <style:style style:name="T27" style:family="text">
      <style:text-properties fo:color="#000000" style:font-name="Droid Sans Mono" fo:font-size="10.5pt" fo:font-weight="normal" officeooo:rsid="052bd743" fo:background-color="#ffffff" loext:char-shading-value="0" style:font-weight-asian="normal" style:font-weight-complex="normal"/>
    </style:style>
    <style:style style:name="T28" style:family="text">
      <style:text-properties fo:color="#000000" style:font-name="Droid Sans Mono" fo:font-size="10.5pt" fo:font-weight="normal" officeooo:rsid="052989c2" fo:background-color="#ffffff" loext:char-shading-value="0" style:font-weight-asian="normal" style:font-weight-complex="normal"/>
    </style:style>
    <style:style style:name="T29" style:family="text">
      <style:text-properties fo:color="#000000" style:font-name="Droid Sans Mono" fo:font-size="10.5pt" fo:font-weight="normal" officeooo:rsid="053aaba6" fo:background-color="#ffffff" loext:char-shading-value="0" style:font-weight-asian="normal" style:font-weight-complex="normal"/>
    </style:style>
    <style:style style:name="T30" style:family="text">
      <style:text-properties fo:color="#000000" style:font-name="Droid Sans Mono" fo:font-size="10.5pt" fo:font-weight="normal" officeooo:rsid="0540ad95" fo:background-color="#ffffff" loext:char-shading-value="0" style:font-weight-asian="normal" style:font-weight-complex="normal"/>
    </style:style>
    <style:style style:name="T31" style:family="text">
      <style:text-properties fo:color="#000000" style:font-name="Droid Sans Mono" fo:font-size="10.5pt" fo:font-weight="normal" officeooo:rsid="05427e7a" fo:background-color="#ffffff" loext:char-shading-value="0" style:font-weight-asian="normal" style:font-weight-complex="normal"/>
    </style:style>
    <style:style style:name="T32" style:family="text">
      <style:text-properties fo:color="#000000" style:font-name="Droid Sans Mono" fo:font-size="10.5pt" fo:font-weight="normal" officeooo:rsid="0439377d" fo:background-color="transparent" loext:char-shading-value="0" style:font-weight-asian="normal" style:font-weight-complex="normal"/>
    </style:style>
    <style:style style:name="T33" style:family="text">
      <style:text-properties fo:color="#000000" style:font-name="Droid Sans Mono" fo:font-size="10.5pt" fo:font-weight="normal" officeooo:rsid="043a9a9a" fo:background-color="transparent" loext:char-shading-value="0" style:font-weight-asian="normal" style:font-weight-complex="normal"/>
    </style:style>
    <style:style style:name="T34" style:family="text">
      <style:text-properties fo:color="#000000" style:font-name="Droid Sans Mono" fo:font-size="10.5pt" fo:font-weight="normal" officeooo:rsid="043c34da" fo:background-color="transparent" loext:char-shading-value="0" style:font-weight-asian="normal" style:font-weight-complex="normal"/>
    </style:style>
    <style:style style:name="T35" style:family="text">
      <style:text-properties fo:color="#000000" style:font-name="Droid Sans Mono" fo:font-size="10.5pt" fo:font-weight="bold" fo:background-color="#ffffff" loext:char-shading-value="0" style:font-weight-asian="bold" style:font-weight-complex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officeooo:rsid="0514b0c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span text:style-name="T1">מטלה – </text:span><text:span text:style-name="T9">לולאות למתקדמים</text:span></text:h>
      <text:p text:style-name="P8"><text:span text:style-name="T8">ב</text:span><text:span text:style-name="T1">מטלה זו נלמד לבנות מבנים "דמויי-מיכלים", שאפשר לרוץ עליהם בלולאה למרות שאינם תופסים מקום בזיכרון. השם הרשמי של מבנה מסוג זה הוא iterable. נבנה חמישה דמויי-מיכלים </text:span><text:span text:style-name="T12">(מהקל אל הקשה)</text:span><text:span text:style-name="T1">:</text:span></text:p>
      <text:p text:style-name="P8"><text:span text:style-name="T1">א. </text:span><text:span text:style-name="T21">range</text:span><text:span text:style-name="T1"> – מייצג טווח של עצמים. לדוגמה, range(a,b), כאשר a ו-b הם מספרים שלמים, מייצג את המספרים השלמים מ-a עד b, כולל a ולא כולל b. לדוגמה, range(5,9) מייצג את המספרים 5,6,7,8. <text:s/>ניתן להניח ש b&gt;a.</text:span></text:p>
      <text:p text:style-name="P8"><text:span text:style-name="T1">ב. </text:span><text:span text:style-name="T21">chain –</text:span><text:span text:style-name="T1"> מייצג שירשור של שני דמויי-מיכלים. לדוגמה, chain(range(1,4),range(5,9)) מייצג את המספרים 1,2,3,5,6,7,8. <text:s text:c="2"/></text:span><text:span text:style-name="T36">שימו לב</text:span><text:span text:style-name="T1">: כל מיכל הוא בפרט גם דמוי-מיכל. בפרט, גם string (מחרוזת) הוא דמוי-מיכל, ולכן chain צריך לעבוד גם עליו. לדוגמה, הביטוי:</text:span></text:p>
      <text:p text:style-name="P11">chain(range('a','d'),string("hello")) </text:p>
      <text:p text:style-name="P21">מייצג את סדרת האותיות a,b,c,h,e,l,l,o.</text:p>
      <text:p text:style-name="P19"><text:span text:style-name="T1">ג. </text:span><text:span text:style-name="T21">zip –</text:span><text:span text:style-name="T1"> מייצג חיבור במקביל של שני דמויי-מיכלים. ניתן להניח שהם באותו אורך. לדוגמה, הביטוי:</text:span></text:p>
      <text:p text:style-name="P12">zip(range(1,6),string("hello"))</text:p>
      <text:p text:style-name="P22">מייצג סדרה של חמישה זוגות סדורים:</text:p>
      <text:p text:style-name="P12">1,h <text:s text:c="2"/>2,e <text:s text:c="2"/>3,l <text:s text:c="2"/>4,l <text:s text:c="2"/>5,o</text:p>
      <text:p text:style-name="P20"><text:span text:style-name="T1">ד. </text:span><text:span text:style-name="T21">product </text:span><text:span text:style-name="T1">– מייצג מכפלה קרטזית של שני דמויי-מיכלים (לא דווקא באותו אורך). לדוגמה:</text:span></text:p>
      <text:p text:style-name="P14"><text:span text:style-name="T10">product</text:span><text:span text:style-name="T1">(range(1,</text:span><text:span text:style-name="T10">4</text:span><text:span text:style-name="T1">),string("helo"))</text:span></text:p>
      <text:p text:style-name="P23">מייצג 12 זוגות סדורים:</text:p>
      <text:p text:style-name="P13">1,h <text:s/>1,e <text:s/>1,l <text:s/>1,o <text:s text:c="2"/>2,h <text:s/>2,e <text:s/>2,l <text:s/>2,o <text:s text:c="2"/>3,h <text:s/>3,e <text:s/>3,l <text:s/>3,o</text:p>
      <text:p text:style-name="P20"><text:span text:style-name="T1">ה. </text:span><text:span text:style-name="T21">powerset –</text:span><text:span text:style-name="T1"> מייצג את כל תת-הקבוצות של דמוי-מיכל. לדוגמה: </text:span><text:span text:style-name="T11">powerset(string("abc")) <text:s/>מייצג 8 תת-קבוצות:</text:span></text:p>
      <text:p text:style-name="P15"><text:span text:style-name="T11">{</text:span><text:span text:style-name="T1">},{a},{b},{a,b},{c},{a,c},{b,c},{a,b,c}</text:span></text:p>
      <text:p text:style-name="P9"><text:span text:style-name="T35">דגשים</text:span><text:span text:style-name="T24">:</text:span></text:p>
      <text:list xml:id="list2422205370" text:style-name="L1">
        <text:list-item>
          <text:p text:style-name="P25"><text:span text:style-name="T32">יש </text:span><text:span text:style-name="T33">לחזור על החומר של ההרצאות לפני שמתחילים לכתוב, </text:span><text:span text:style-name="T34">ו</text:span><text:span text:style-name="T32">להשתמש </text:span><text:span text:style-name="T33">בו </text:span><text:span text:style-name="T32">לפי הצורך.</text:span></text:p>
        </text:list-item>
        <text:list-item>
          <text:p text:style-name="P26"><text:span text:style-name="T26">י</text:span><text:span text:style-name="T24">ש לפתור כל סעיף ע"י פונקציה אחת המטפלת בכל סוגי-הנתונים – מספרים, תוים, מספרים-פיסיקליים, וכו' (למשל בסעיף א, יש לכתוב רק פונקציה range אחת – אין לכתוב פונקציות שונות למספרים ולתוים).</text:span></text:p>
        </text:list-item>
        <text:list-item>
          <text:p text:style-name="P27"><text:span text:style-name="T24">סיבוכיות הזיכרון של כל המבנים היא O(1). למשל, range(1,5) ו range(1,50000) צריכים לתפוס את אותו מקום בזיכרון! </text:span><text:span text:style-name="T30">אין לשמור 50000 מספרים בערימה.</text:span></text:p>
        </text:list-item>
        <text:list-item>
          <text:p text:style-name="P24"><text:span text:style-name="T26">יש לפתור כל סעיף בקובץ hpp נפרד; </text:span><text:span text:style-name="T27">שמות הקבצים </text:span><text:span text:style-name="T29">ע"פ ה</text:span><text:span text:style-name="T27">קובץ Demo.cpp.</text:span></text:p>
        </text:list-item>
        <text:list-item>
          <text:p text:style-name="P24"><text:soft-page-break/><text:span text:style-name="T26">יש חשיבות לסדר האיברים בתוצאה </text:span><text:span text:style-name="T31">(למשל במכפלה קרטזית ותת-קבוצות)</text:span><text:span text:style-name="T26">. ראו </text:span><text:span text:style-name="T25">דוגמאות</text:span><text:span text:style-name="T26"> בקובץ Demo.cpp.</text:span></text:p>
        </text:list-item>
        <text:list-item>
          <text:p text:style-name="P28">יש להקפיד על כללי הנדסת תוכנה, ובפרט: קוד קריא, תיעוד ובדיקות-יחידה <text:span text:style-name="T37">מקיפות.</text:span></text:p>
        </text:list-item>
        <text:list-item>
          <text:p text:style-name="P29">מותר להשתמש בתכונות מתקדמות של שפת ++C גם אם עדיין לא נלמדו בהרצאות.</text:p>
        </text:list-item>
        <text:list-item>
          <text:p text:style-name="P30"><text:span text:style-name="T1">אין להעתיק תרגילים שלמים מסטודנטים אחרים.</text:span><text:span text:style-name="T7"> <text:s text:c="4"/></text:span><text:span text:style-name="T6">מותר </text:span><text:span text:style-name="T2">להיעזר</text:span><text:span text:style-name="T6"> </text:span><text:span text:style-name="T1">בקטעי </text:span><text:span text:style-name="T6">קוד מהאינטרנט, אולם </text:span><text:span text:style-name="T22">יש לציין בבירור את המקור</text:span><text:span text:style-name="T1">, לוודא שהקוד עובד, ולוודא שאתם מבינים למה הוא עובד.</text:span></text:p>
        </text:list-item>
        <text:list-item>
          <text:p text:style-name="P31"><text:span text:style-name="T20">המטלה</text:span><text:span text:style-name="T1"> נכתב</text:span><text:span text:style-name="T20">ה</text:span><text:span text:style-name="T1"> בהשראת ספריית itertools של פייתון: </text:span><text:a xlink:type="simple" xlink:href="https://docs.python.org/3/library/itertools.html" text:style-name="Internet_20_link" text:visited-style-name="Visited_20_Internet_20_Link"><text:span text:style-name="T1">https://docs.python.org/3/library/itertools.html</text:span></text:a><text:span text:style-name="T1"> </text:span><text:span text:style-name="T18">כדי להראות שאפשר </text:span><text:span text:style-name="T19">לכתוב</text:span><text:span text:style-name="T18"> ב-++C </text:span><text:span text:style-name="T19">באותה רמת נוחות </text:span><text:span text:style-name="T18">שיש בפייתון </text:span><text:span text:style-name="T19">(עם קצת הכנה מוקדמת).</text:span><text:span text:style-name="T28"> </text:span></text:p>
        </text:list-item>
      </text:list>
      <text:p text:style-name="P18">שלבי העבודה</text:p>
      <text:p text:style-name="P4"><text:span text:style-name="T21">בשלב </text:span><text:span text:style-name="T23">א</text:span><text:span text:style-name="T1">, עליכם </text:span><text:span text:style-name="T13">לכתוב קובץ Test.cpp </text:span><text:span text:style-name="T14">הכולל בדיקות-יחידה מקיפות</text:span><text:span text:style-name="T13">, </text:span><text:span text:style-name="T15">באותו אופן של קבצי הבדיקות מהמטלות הקודמות (בעזרת הbadkan.hpp). כמו </text:span><text:span text:style-name="T13">כן </text:span><text:span text:style-name="T16">יש </text:span><text:span text:style-name="T1">לכתוב את הקבצים הדרושים על-מנת שהפקודות הבאות ירוצו בלי שגיאות קימפול </text:span><text:span text:style-name="T14">(לא חייבים לעבור את כל הבדיקות)</text:span><text:span text:style-name="T1">:</text:span></text:p>
      <text:p text:style-name="P10">make demo &amp;&amp; ./demo</text:p>
      <text:p text:style-name="P10">make test &amp;&amp; ./test</text:p>
      <text:p text:style-name="P3"><text:span text:style-name="T21">בשלב </text:span><text:span text:style-name="T23">ב</text:span><text:span text:style-name="T1">, יש </text:span><text:span text:style-name="T17">לכתוב מימוש מלא העובר </text:span><text:span text:style-name="T1">את כל הבדיקות – </text:span><text:span text:style-name="T17">שלכם ושלנו.</text:span></text:p>
      <text:p text:style-name="P7"/>
      <text:p text:style-name="P16">הגשה לבדיקה אוטומטית</text:p>
      <text:p text:style-name="P5"><text:span text:style-name="T3">צרו </text:span><text:span text:style-name="T1">מאגר (repository) </text:span><text:span text:style-name="T3">חדש </text:span><text:span text:style-name="T1">בגיטהאב</text:span><text:span text:style-name="T3"> </text:span><text:span text:style-name="T4">ו</text:span><text:span text:style-name="T3">העלו לשם</text:span><text:span text:style-name="T1"> את הקבצים</text:span><text:span text:style-name="T5"> בתיקיה הראשית.</text:span></text:p>
      <text:p text:style-name="P6">הגישו בטופס-ההגשה קישור-שיבוט למאגר - הקישור שרואים כשלוחצים על הכפתור clone בגיטהאב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04T21:19:49.815283021</dc:date>
    <meta:editing-duration>P8DT8H52M1S</meta:editing-duration>
    <meta:editing-cycles>1225</meta:editing-cycles>
    <dc:creator>Erel Segal-Halevi</dc:creator>
    <meta:document-statistic meta:table-count="0" meta:image-count="0" meta:object-count="0" meta:page-count="2" meta:paragraph-count="36" meta:word-count="445" meta:character-count="2818" meta:non-whitespace-character-count="2378"/>
  </office:meta>
</office:document-meta>
</file>